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 style:list-style-name="L10">
      <style:paragraph-properties fo:line-height="100%" fo:orphans="0" fo:widows="0"/>
      <style:text-properties officeooo:paragraph-rsid="00b33491"/>
    </style:style>
    <style:style style:name="P2" style:family="paragraph" style:parent-style-name="Standard" style:list-style-name="L10">
      <style:paragraph-properties fo:line-height="100%" fo:orphans="0" fo:widows="0"/>
      <style:text-properties officeooo:paragraph-rsid="008f9311"/>
    </style:style>
    <style:style style:name="P3" style:family="paragraph" style:parent-style-name="Standard" style:list-style-name="L10">
      <style:paragraph-properties fo:line-height="100%" fo:orphans="0" fo:widows="0"/>
      <style:text-properties officeooo:paragraph-rsid="00ba1d29"/>
    </style:style>
    <style:style style:name="P4" style:family="paragraph" style:parent-style-name="Standard" style:list-style-name="L10">
      <style:paragraph-properties fo:line-height="100%" fo:orphans="0" fo:widows="0"/>
      <style:text-properties officeooo:paragraph-rsid="00bd8bfa"/>
    </style:style>
    <style:style style:name="P5" style:family="paragraph" style:parent-style-name="Standard" style:list-style-name="L10">
      <style:paragraph-properties fo:line-height="100%" fo:orphans="0" fo:widows="0"/>
      <style:text-properties officeooo:paragraph-rsid="00c34b79"/>
    </style:style>
    <style:style style:name="P6" style:family="paragraph" style:parent-style-name="Standard" style:list-style-name="L10">
      <style:paragraph-properties fo:line-height="100%" fo:orphans="0" fo:widows="0"/>
      <style:text-properties officeooo:paragraph-rsid="00c69e9a"/>
    </style:style>
    <style:style style:name="P7" style:family="paragraph" style:parent-style-name="Standard" style:list-style-name="L10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8" style:family="paragraph" style:parent-style-name="Standard" style:list-style-name="L8">
      <style:paragraph-properties fo:line-height="100%" fo:orphans="0" fo:widows="0"/>
      <style:text-properties style:font-name="Roboto1" fo:font-size="10pt" fo:font-style="normal" fo:font-weight="normal" officeooo:rsid="00754176" officeooo:paragraph-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9" style:family="paragraph" style:parent-style-name="Standard" style:list-style-name="WWNum5">
      <style:paragraph-properties fo:line-height="100%" fo:orphans="0" fo:widows="0"/>
      <style:text-properties style:font-name="Roboto1" fo:font-size="10pt" officeooo:rsid="009ff82e" officeooo:paragraph-rsid="009ff82e" style:font-name-asian="Roboto2" style:font-size-asian="10pt" style:font-name-complex="Roboto2" style:font-size-complex="10pt"/>
    </style:style>
    <style:style style:name="P10" style:family="paragraph" style:parent-style-name="Standard" style:list-style-name="WWNum5">
      <style:paragraph-properties fo:line-height="100%" fo:orphans="0" fo:widows="0"/>
      <style:text-properties style:font-name="Roboto1" fo:font-size="10pt" officeooo:rsid="008e79c7" officeooo:paragraph-rsid="009a3f2d" style:font-name-asian="Roboto2" style:font-size-asian="10pt" style:font-name-complex="Roboto2" style:font-size-complex="10pt"/>
    </style:style>
    <style:style style:name="P11" style:family="paragraph" style:parent-style-name="Standard" style:list-style-name="L10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1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13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14" style:family="paragraph" style:parent-style-name="Standard" style:list-style-name="L10">
      <style:paragraph-properties fo:line-height="100%" fo:orphans="0" fo:widows="0"/>
      <style:text-properties officeooo:rsid="008f9311" officeooo:paragraph-rsid="008f9311"/>
    </style:style>
    <style:style style:name="P15" style:family="paragraph" style:parent-style-name="Standard" style:list-style-name="L10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16" style:family="paragraph" style:parent-style-name="Standard" style:list-style-name="L10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17" style:family="paragraph" style:parent-style-name="Standard" style:list-style-name="L10">
      <style:paragraph-properties fo:line-height="100%" fo:orphans="0" fo:widows="0"/>
      <style:text-properties fo:font-style="normal" style:text-underline-style="none" fo:font-weight="normal" officeooo:paragraph-rsid="00c56827" style:font-style-asian="normal" style:font-weight-asian="normal" style:font-style-complex="normal" style:font-weight-complex="normal"/>
    </style:style>
    <style:style style:name="P18" style:family="paragraph" style:parent-style-name="Standard" style:list-style-name="L10">
      <style:paragraph-properties fo:line-height="100%" fo:orphans="0" fo:widows="0"/>
      <style:text-properties fo:font-style="normal" fo:font-weight="normal" officeooo:paragraph-rsid="00c56827" style:font-style-asian="normal" style:font-weight-asian="normal" style:font-style-complex="normal" style:font-weight-complex="normal"/>
    </style:style>
    <style:style style:name="P19" style:family="paragraph" style:parent-style-name="Standard" style:list-style-name="L10">
      <style:paragraph-properties fo:line-height="100%" fo:orphans="0" fo:widows="0"/>
      <style:text-properties fo:font-style="normal" fo:font-weight="normal" officeooo:paragraph-rsid="00c69e9a" style:font-style-asian="normal" style:font-weight-asian="normal" style:font-style-complex="normal" style:font-weight-complex="normal"/>
    </style:style>
    <style:style style:name="P20" style:family="paragraph" style:parent-style-name="Standard" style:list-style-name="L10">
      <style:paragraph-properties fo:line-height="100%" fo:orphans="0" fo:widows="0"/>
      <style:text-properties officeooo:rsid="00c463f2" officeooo:paragraph-rsid="00c463f2"/>
    </style:style>
    <style:style style:name="P2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22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2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3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b33491"/>
    </style:style>
    <style:style style:name="P3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3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3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3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3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3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37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44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6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7" style:family="text">
      <style:text-properties fo:font-size="10pt" fo:font-style="italic" style:text-underline-style="none" officeooo:rsid="00bf2b2d" style:font-name-asian="Roboto2" style:font-size-asian="10pt" style:font-style-asian="italic" style:font-name-complex="Roboto2" style:font-size-complex="10pt"/>
    </style:style>
    <style:style style:name="T18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9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3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4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5" style:family="text">
      <style:text-properties style:font-name="Roboto1" fo:font-size="10pt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24d20e" style:font-name-asian="Roboto2" style:font-size-asian="10pt" style:font-name-complex="Roboto2" style:font-size-complex="10pt"/>
    </style:style>
    <style:style style:name="T27" style:family="text">
      <style:text-properties style:font-name="Roboto1" fo:font-size="10pt" officeooo:rsid="009f14e6" style:font-name-asian="Roboto2" style:font-size-asian="10pt" style:font-name-complex="Roboto2" style:font-size-complex="10pt"/>
    </style:style>
    <style:style style:name="T28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9" style:family="text">
      <style:text-properties style:font-name="Roboto1" fo:font-size="10pt" officeooo:rsid="00a15c21" style:font-name-asian="Roboto2" style:font-size-asian="10pt" style:font-name-complex="Roboto2" style:font-size-complex="10pt"/>
    </style:style>
    <style:style style:name="T30" style:family="text">
      <style:text-properties style:font-name="Roboto1" fo:font-size="10pt" officeooo:rsid="00a165e3" style:font-name-asian="Roboto2" style:font-size-asian="10pt" style:font-name-complex="Roboto2" style:font-size-complex="10pt"/>
    </style:style>
    <style:style style:name="T31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32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35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9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4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9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50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51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52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3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6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style:font-name="Roboto1" fo:font-size="10pt" fo:font-style="italic" style:text-underline-style="solid" style:text-underline-width="auto" style:text-underline-color="font-color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0" style:family="text">
      <style:text-properties style:font-name="Roboto1" fo:font-size="10pt" fo:font-style="italic" style:text-underline-style="solid" style:text-underline-width="auto" style:text-underline-color="font-color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1" style:family="text">
      <style:text-properties style:font-name="Roboto1" fo:font-size="10pt" style:text-underline-style="none" officeooo:rsid="00bf2b2d" style:font-name-asian="Roboto2" style:font-size-asian="10pt" style:font-name-complex="Roboto2" style:font-size-complex="10pt"/>
    </style:style>
    <style:style style:name="T62" style:family="text">
      <style:text-properties fo:font-weight="normal" officeooo:rsid="005fbdae" style:font-weight-asian="normal" style:font-weight-complex="normal"/>
    </style:style>
    <style:style style:name="T63" style:family="text">
      <style:text-properties officeooo:rsid="0060ff9f"/>
    </style:style>
    <style:style style:name="T64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8e79c7" style:font-style-asian="normal" style:font-style-complex="normal"/>
    </style:style>
    <style:style style:name="T67" style:family="text">
      <style:text-properties fo:font-style="normal" officeooo:rsid="00bf2b2d" style:font-style-asian="normal" style:font-style-complex="normal"/>
    </style:style>
    <style:style style:name="T68" style:family="text">
      <style:text-properties fo:font-style="normal" style:text-underline-style="none" fo:font-weight="normal" officeooo:rsid="00bf2b2d" style:font-style-asian="normal" style:font-weight-asian="normal" style:font-style-complex="normal" style:font-weight-complex="normal"/>
    </style:style>
    <style:style style:name="T69" style:family="text">
      <style:text-properties officeooo:rsid="0082c05c"/>
    </style:style>
    <style:style style:name="T70" style:family="text">
      <style:text-properties officeooo:rsid="00933dc2"/>
    </style:style>
    <style:style style:name="T71" style:family="text">
      <style:text-properties officeooo:rsid="0094c2de"/>
    </style:style>
    <style:style style:name="T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4" style:family="text">
      <style:text-properties officeooo:rsid="009b41a1"/>
    </style:style>
    <style:style style:name="T75" style:family="text">
      <style:text-properties officeooo:rsid="009e03b1"/>
    </style:style>
    <style:style style:name="T76" style:family="text">
      <style:text-properties officeooo:rsid="009f14e6"/>
    </style:style>
    <style:style style:name="T77" style:family="text">
      <style:text-properties officeooo:rsid="00a884b6"/>
    </style:style>
    <style:style style:name="T78" style:family="text">
      <style:text-properties officeooo:rsid="00ad8019"/>
    </style:style>
    <style:style style:name="T79" style:family="text">
      <style:text-properties officeooo:rsid="00b86332"/>
    </style:style>
    <style:style style:name="T80" style:family="text">
      <style:text-properties officeooo:rsid="00ba1d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4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71">R</text:span>ICHARD S. ZHU</text:p>
      <text:p text:style-name="P12"><text:span text:style-name="T6">rszhu@berkeley.edu </text:span><text:span text:style-name="T7">•</text:span><text:span text:style-name="T6"> 858-371-8838 </text:span></text:p>
      <text:p text:style-name="P37"><text:span text:style-name="T6">linkedin.com/in/rszhu </text:span><text:span text:style-name="T7">•</text:span><text:span text:style-name="T6"> github.com/richardszhu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EDUCATION</text:p>
          </table:table-cell>
          <table:table-cell table:style-name="Table1.A1" office:value-type="string">
            <text:p text:style-name="P32"><text:span text:style-name="T7">University of California, Berkeley <text:s text:c="19"/></text:span><text:span text:style-name="T18"><text:s/></text:span><text:span text:style-name="T7"><text:s text:c="51"/></text:span><text:span text:style-name="T11"><text:s text:c="7"/></text:span><text:span text:style-name="T21"><text:s/></text:span><text:span text:style-name="T22">Expected Graduation: </text:span><text:span text:style-name="T19">May 2023</text:span><text:span text:style-name="T7"> <text:s text:c="81"/></text:span></text:p>
            <text:p text:style-name="P33"><text:span text:style-name="T20">B.A. Computer Science</text:span><text:span text:style-name="T23"> </text:span><text:span text:style-name="T6"><text:s text:c="92"/></text:span><text:span text:style-name="T12"><text:s text:c="15"/></text:span></text:p>
            <text:p text:style-name="P35"><text:span text:style-name="T72">Relevant Coursework:</text:span><text:span text:style-name="T73"> </text:span>Structure of Computer Programs, <text:span text:style-name="T6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39">SKILLS</text:p>
          </table:table-cell>
          <table:table-cell table:style-name="Table1.A1" office:value-type="string">
            <text:p text:style-name="P34"><text:span text:style-name="T64">Languages:</text:span><text:span text:style-name="T5"> </text:span>Python, Java, SQL, HTML/CSS</text:p>
            <text:p text:style-name="P36"><text:span text:style-name="T64">Frameworks/Technologies:</text:span><text:span text:style-name="T5"> </text:span><text:span text:style-name="T62">Git, </text:span>Linux (Ubuntu), Android, <text:span text:style-name="T63">NumPy</text:span></text:p>
          </table:table-cell>
        </table:table-row>
        <table:table-row table:style-name="Table1.3">
          <table:table-cell table:style-name="Table1.A1" office:value-type="string">
            <text:p text:style-name="P40">PROJECTS</text:p>
          </table:table-cell>
          <table:table-cell table:style-name="Table1.A1" office:value-type="string">
            <text:p text:style-name="P30"><text:span text:style-name="T40">Investment </text:span><text:span text:style-name="T35">Portfolio Diversity Visualization Tool </text:span><text:span text:style-name="T36">(</text:span><text:span text:style-name="T38">Python, </text:span><text:span text:style-name="T39">MatPlotLib</text:span><text:span text:style-name="T38">, </text:span><text:span text:style-name="T37">Git</text:span><text:span text:style-name="T36">)</text:span></text:p>
            <text:list xml:id="list3349465977" text:style-name="L10">
              <text:list-item>
                <text:p text:style-name="P1"><text:span text:style-name="T59">Winn</text:span><text:span text:style-name="T60">ing Project</text:span><text:span text:style-name="T59"> of the CalHacks 2019 BlackRock API Prize</text:span></text:p>
              </text:list-item>
              <text:list-item>
                <text:p text:style-name="P2"><text:span text:style-name="T44">A tool</text:span><text:span text:style-name="T42"> that visualizes the diversity of an investment portfolio </text:span><text:span text:style-name="T43">given</text:span><text:span text:style-name="T42"> any </text:span><text:span text:style-name="T45">applicable </text:span><text:span text:style-name="T42">security attribute </text:span></text:p>
              </text:list-item>
              <text:list-item>
                <text:p text:style-name="P7"><text:span text:style-name="T74">Leveraged</text:span> BlackRock API to <text:span text:style-name="T80">compile, </text:span>sort, and categorize <text:span text:style-name="T76">security</text:span> data f<text:span text:style-name="T76">rom an array of stock symbols</text:span></text:p>
              </text:list-item>
              <text:list-item>
                <text:p text:style-name="P14"><text:span text:style-name="T53">Integrated</text:span><text:span text:style-name="T51"> MatPlotLib to visualize </text:span><text:span text:style-name="T52">calculated diversity</text:span><text:span text:style-name="T51"> data and to create a GUI for </text:span><text:span text:style-name="T54">user</text:span><text:span text:style-name="T51"> </text:span><text:span text:style-name="T55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31"><text:span text:style-name="T35">Bomberman Remastered </text:span><text:span text:style-name="T36">(Java, </text:span><text:span text:style-name="T37">Git</text:span><text:span text:style-name="T36">)</text:span></text:p>
            <text:list xml:id="list21505278583228" text:continue-numbering="true" text:style-name="L10">
              <text:list-item>
                <text:p text:style-name="P15"><text:span text:style-name="T28">An improved remake of the classic video game Bomberman that can be played on modern devices</text:span></text:p>
              </text:list-item>
              <text:list-item>
                <text:p text:style-name="P15"><text:span text:style-name="T28">Fully recreated core gameplay functionalities, such as player action timers and random power-up drops</text:span></text:p>
              </text:list-item>
              <text:list-item>
                <text:p text:style-name="P3"><text:span text:style-name="T42">Added an all-new local multiplayer mode, including dynamic player vs. player gameplay </text:span></text:p>
              </text:list-item>
              <text:list-item>
                <text:p text:style-name="P11"><text:span text:style-name="T66">Utilized the Java Swing toolkit to design game menus </text:span><text:span text:style-name="T67">and </text:span><text:span text:style-name="T66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7">Scheme <text:span text:style-name="T78">Language</text:span> Interpreter <text:span text:style-name="T77">(</text:span>Python, <text:span text:style-name="T79">Lisp</text:span>)</text:p>
            <text:list xml:id="list21504144182393" text:continue-numbering="true" text:style-name="L10">
              <text:list-item>
                <text:p text:style-name="P15"><text:span text:style-name="T28">A</text:span><text:span text:style-name="T31">n i</text:span><text:span text:style-name="T28">nterpreter for the Scheme </text:span><text:span text:style-name="T31">programming </text:span><text:span text:style-name="T28">language </text:span><text:span text:style-name="T33">(a dialect of Lisp)</text:span><text:span text:style-name="T28">, </text:span><text:span text:style-name="T31">built </text:span><text:span text:style-name="T32">using</text:span><text:span text:style-name="T31"> Python</text:span></text:p>
              </text:list-item>
              <text:list-item>
                <text:p text:style-name="P5"><text:span text:style-name="T42">Implemented </text:span><text:span text:style-name="T46">environments, </text:span><text:span text:style-name="T42">lexical </text:span><text:span text:style-name="T47">and </text:span><text:span text:style-name="T42">dynamic scoping, </text:span><text:span text:style-name="T47">exceptions, macros,</text:span><text:span text:style-name="T49"> </text:span><text:span text:style-name="T48">special form</text:span><text:span text:style-name="T49">s, and more</text:span></text:p>
              </text:list-item>
              <text:list-item>
                <text:p text:style-name="P20"><text:span text:style-name="T50">Ensured </text:span><text:span text:style-name="T41">correct recursive evaluation orders for call expressions, primitives, and special form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6"><text:span text:style-name="T3">Smart </text:span><text:span text:style-name="T2">Typing Practice Program</text:span><text:span text:style-name="T1"> </text:span><text:span text:style-name="T4">(Python)</text:span></text:p>
            <text:list xml:id="list21504050838898" text:continue-numbering="true" text:style-name="L10">
              <text:list-item>
                <text:p text:style-name="P15"><text:span text:style-name="T28">An interactive typing program that calculates typing speed and accuracy with every keystroke</text:span></text:p>
              </text:list-item>
              <text:list-item>
                <text:p text:style-name="P3"><text:span text:style-name="T48">Built</text:span><text:span text:style-name="T42"> smart autocorrect feature </text:span><text:span text:style-name="T49">that determines </text:span><text:span text:style-name="T42">similarity between input and a base word</text:span></text:p>
              </text:list-item>
              <text:list-item>
                <text:p text:style-name="P3"><text:span text:style-name="T42">Set up communication of clientside information to game servers for multiplayer “</text:span><text:span text:style-name="T49">racing” </text:span><text:span text:style-name="T42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28">Final Grade Calculator (Python)</text:p>
            <text:list xml:id="list21504043892100" text:continue-numbering="true" text:style-name="L10">
              <text:list-item>
                <text:p text:style-name="P15"><text:span text:style-name="T28">A final grade calculator script, for grad</text:span><text:span text:style-name="T31">ing</text:span><text:span text:style-name="T28"> systems where the final </text:span><text:span text:style-name="T31">exam </text:span><text:span text:style-name="T28">isn’t in a seperate category</text:span></text:p>
              </text:list-item>
              <text:list-item>
                <text:p text:style-name="P3"><text:span text:style-name="T42">Formulated algorithm to compute a needed exam score based off of a user’s desired class grade</text:span><text:span text:style-name="T56"> 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43">EXPERIENCE</text:p>
          </table:table-cell>
          <table:table-cell table:style-name="Table1.A1" office:value-type="string">
            <text:list xml:id="list628290530" text:style-name="WWNum3">
              <text:list-header>
                <text:p text:style-name="P22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25"><text:span text:style-name="T13">Teaching Aide <text:s text:c="133"/>Jul.</text:span><text:span text:style-name="T12"> 2018 — Aug. 2018</text:span></text:p>
            <text:list xml:id="list21503985908893" text:continue-list="list21504043892100" text:style-name="L10">
              <text:list-item>
                <text:p text:style-name="P16"><text:span text:style-name="T28">Aided Architecture &amp; Engineering teacher with giving lessons and </text:span><text:span text:style-name="T32">explaining </text:span><text:span text:style-name="T34">provided</text:span><text:span text:style-name="T32"> examples</text:span></text:p>
              </text:list-item>
              <text:list-item>
                <text:p text:style-name="P4"><text:span text:style-name="T57">Guided 30 students on their projects and supervised them during break, learning, and work times</text:span>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23"><text:span text:style-name="T7">Online Clothing Page <text:s text:c="131"/></text:span><text:span text:style-name="T18"><text:s/></text:span><text:span text:style-name="T9">San Diego, CA</text:span><text:span text:style-name="T7"> <text:s text:c="27"/></text:span></text:p>
            <text:p text:style-name="P23"><text:span text:style-name="T16">Self Employed</text:span><text:span text:style-name="T10"> <text:s text:c="12"/></text:span><text:span text:style-name="T7"><text:s text:c="52"/></text:span><text:span text:style-name="T12"><text:s text:c="67"/>Jan. 2018 — </text:span><text:span text:style-name="T15">May</text:span><text:span text:style-name="T12"> 2019</text:span></text:p>
            <text:list xml:id="list21503337340823" text:continue-numbering="true" text:style-name="L10">
              <text:list-item>
                <text:p text:style-name="P17"><text:span text:style-name="T32">Sold, packaged, and shipped clothing, cosmetics, books, and other items online</text:span></text:p>
              </text:list-item>
              <text:list-item>
                <text:p text:style-name="P18"><text:span text:style-name="T61">Completed over 85 transactions, totalling a revenue of $2,237.35</text:span>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41">ACTIVITIES</text:p>
          </table:table-cell>
          <table:table-cell table:style-name="Table1.A1" office:value-type="string">
            <text:p text:style-name="P21"><text:span text:style-name="T7">Catalyst for Success <text:s text:c="132"/></text:span><text:span text:style-name="T8">San Diego, CA</text:span></text:p>
            <text:p text:style-name="P24"><text:span text:style-name="T13">Treasurer, </text:span><text:span text:style-name="T14">Senior Technology Mentor</text:span><text:span text:style-name="T13"> <text:s/></text:span><text:span text:style-name="T6"><text:s text:c="90"/></text:span><text:span text:style-name="T12">Sep. 2017 — Aug. 2019</text:span></text:p>
            <text:list xml:id="list21504061978496" text:continue-numbering="true" text:style-name="L10">
              <text:list-item>
                <text:p text:style-name="P19"><text:span text:style-name="T61">Taught programming and circuitry at the library to over 200 students (Python, Javascript, Arduino)</text:span></text:p>
              </text:list-item>
              <text:list-item>
                <text:p text:style-name="P6"><text:span text:style-name="T58">Worked with library officials to organize regular weekly workshops and week-long summer camps</text:span>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42">OTHER</text:p>
          </table:table-cell>
          <table:table-cell table:style-name="Table1.A1" office:value-type="string">
            <text:p text:style-name="P29">Awards</text:p>
            <text:list xml:id="list21504763386861" text:continue-numbering="true" text:style-name="L10">
              <text:list-item>
                <text:p text:style-name="P19"><text:span text:style-name="T61">CalHacks 2019 - BlackRock API Prize</text:span></text:p>
              </text:list-item>
              <text:list-item>
                <text:p text:style-name="P19"><text:span text:style-name="T61">Intuit George A. Hansen Computer Science Scholar</text:span></text:p>
              </text:list-item>
              <text:list-item>
                <text:p text:style-name="P6"><text:span text:style-name="T58">Southern California Developmental Soccer League Div. 1 Champion</text:span></text:p>
              </text:list-item>
            </text:list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1T02:15:02.934114799</dc:date>
    <meta:editing-duration>PT20H38M55S</meta:editing-duration>
    <meta:editing-cycles>136</meta:editing-cycles>
    <meta:document-statistic meta:table-count="1" meta:image-count="0" meta:object-count="0" meta:page-count="1" meta:paragraph-count="51" meta:word-count="454" meta:character-count="4080" meta:non-whitespace-character-count="2656"/>
  </office:meta>
</office:document-meta>
</file>